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4408" officeooo:paragraph-rsid="001d4408"/>
    </style:style>
    <style:style style:name="P2" style:family="paragraph" style:parent-style-name="Standard">
      <style:paragraph-properties fo:text-align="start" style:justify-single-word="false"/>
      <style:text-properties officeooo:rsid="001d4408" officeooo:paragraph-rsid="001d4408"/>
    </style:style>
    <style:style style:name="P3" style:family="paragraph" style:parent-style-name="Standard">
      <style:paragraph-properties fo:text-align="start" style:justify-single-word="false"/>
      <style:text-properties officeooo:rsid="001e667f" officeooo:paragraph-rsid="001e667f"/>
    </style:style>
    <style:style style:name="P4" style:family="paragraph" style:parent-style-name="Standard">
      <style:paragraph-properties fo:text-align="start" style:justify-single-word="false"/>
      <style:text-properties officeooo:rsid="001ec980" officeooo:paragraph-rsid="001ec980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d4408" officeooo:paragraph-rsid="001d4408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e667f" officeooo:paragraph-rsid="001e667f"/>
    </style:style>
    <style:style style:name="T1" style:family="text">
      <style:text-properties officeooo:rsid="001e667f"/>
    </style:style>
    <style:style style:name="T2" style:family="text">
      <style:text-properties officeooo:rsid="00201062"/>
    </style:style>
    <style:style style:name="T3" style:family="text">
      <style:text-properties officeooo:rsid="0021b238"/>
    </style:style>
    <style:style style:name="T4" style:family="text">
      <style:text-properties officeooo:rsid="0022e4d3"/>
    </style:style>
    <style:style style:name="T5" style:family="text">
      <style:text-properties officeooo:rsid="00234c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2PDF</text:p>
      <text:p text:style-name="P1"><text:span text:style-name="T2">Initial </text:span>Requirements.</text:p>
      <text:p text:style-name="P2"/>
      <text:p text:style-name="P2"/>
      <text:p text:style-name="P2"><text:tab/>Hello Bill, this is an informal requirements document to help gather information about how you would like you<text:span text:style-name="T1">r</text:span> software to behave. <text:s text:c="3"/>You have provided me with good example<text:span text:style-name="T1">s of</text:span> input and output, so most of my questions will be in regard to usability, user interface <text:span text:style-name="T5">and the environment in which the <text:s/>software will be used</text:span>. <text:s text:c="2"/>Here are some initial questions:</text:p>
      <text:p text:style-name="P2"/>
      <text:list xml:id="list4466541851987509575" text:style-name="L1">
        <text:list-item>
          <text:p text:style-name="P5">Will you only be converting one text file at a time or many?</text:p>
        </text:list-item>
        <text:list-item>
          <text:p text:style-name="P5">Is the original text file to be deleted after the pdf version is created?</text:p>
        </text:list-item>
        <text:list-item>
          <text:p text:style-name="P5">How do you want this program to be different from other TAB2PDF program<text:span text:style-name="T1">s which are already available</text:span>? <text:s/></text:p>
        </text:list-item>
        <text:list-item>
          <text:p text:style-name="P6">Are you interested in drop and drag functionality? <text:s/>For example, you may drag your text file on top of the application icon and have it produce the pdf version in the same directory.</text:p>
        </text:list-item>
        <text:list-item>
          <text:p text:style-name="P6">What platform are you using?</text:p>
        </text:list-item>
        <text:list-item>
          <text:p text:style-name="P6">Do you want to<text:span text:style-name="T3">o</text:span> use it on multiple platforms?</text:p>
        </text:list-item>
        <text:list-item>
          <text:p text:style-name="P6"><text:span text:style-name="T3">Do you intend on extending the software in the future?</text:span> <text:s/><text:span text:style-name="T3">For instance converting to other formats such as word or power-point files?</text:span></text:p>
        </text:list-item>
      </text:list>
      <text:p text:style-name="P3"/>
      <text:p text:style-name="P3">These are only some preliminary questions, <text:s/>as the software <text:span text:style-name="T4">evolves</text:span> I will have more questions. </text:p>
      <text:p text:style-name="P3"/>
      <text:p text:style-name="P4"><text:tab/>I've created a simple program called TAB2PDF.jar included in this email. <text:s text:c="2"/>It must be run from the command line. <text:s/>It is just a starting point in that all it does is take two arguments, the first being the name of the ASCII file which must be in the directory <text:span text:style-name="T4">of the jar file</text:span>, and the second argument being the name <text:s/>of the pdf file you would like to create. <text:s/>It <text:span text:style-name="T4">only copies the text from the text file to a new pdf file. In further refinements the software will style the tabs exactly the way you want.</text:span> </text:p>
      <text:list xml:id="list161646849483798" text:continue-numbering="true" text:style-name="L1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1T13:59:16.373430336</meta:creation-date>
    <dc:date>2015-01-11T16:16:45.725517641</dc:date>
    <meta:editing-duration>PT6M20S</meta:editing-duration>
    <meta:editing-cycles>4</meta:editing-cycles>
    <meta:generator>LibreOffice/4.1.6.2$Linux_X86_64 LibreOffice_project/40ff705089295be5be0aae9b15123f687c05b0a</meta:generator>
    <meta:document-statistic meta:table-count="0" meta:image-count="0" meta:object-count="0" meta:page-count="1" meta:paragraph-count="13" meta:word-count="296" meta:character-count="1616" meta:non-whitespace-character-count="1320"/>
  </office:meta>
</office:document-meta>
</file>